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86114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106cm" svg:stroke-color="#1c1c1c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5" style:family="graphic" style:parent-style-name="objectwithoutfill">
      <style:graphic-properties draw:stroke="dash" draw:stroke-dash="Long_20_Dash" svg:stroke-width="0.106cm" svg:stroke-color="#1c1c1c" draw:marker-start="Arrow_20_large" draw:marker-start-width="0.359cm" draw:marker-end="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6" style:family="graphic" style:parent-style-name="objectwithoutfill">
      <style:graphic-properties draw:stroke="solid" draw:stroke-dash="Long_20_Dash" svg:stroke-width="0.106cm" svg:stroke-color="#1c1c1c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7" style:family="graphic" style:parent-style-name="objectwithoutfill">
      <style:graphic-properties draw:stroke="solid" draw:stroke-dash="Long_20_Dash" svg:stroke-width="0.106cm" svg:stroke-color="#861141" draw:marker-start="Arrow_20_large" draw:marker-start-width="0.359cm" draw:marker-end="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8" style:family="graphic" style:parent-style-name="objectwithoutfill">
      <style:graphic-properties draw:stroke="solid" draw:stroke-dash="Long_20_Dash" svg:stroke-width="0.106cm" svg:stroke-color="#861141" draw:marker-start="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61141" loext:opacity="100%"/>
    </style:style>
    <style:style style:name="P3" style:family="paragraph">
      <loext:graphic-properties draw:fill="none" draw:fill-color="#ffffff"/>
      <style:text-properties fo:color="#861141" loext:opacity="100%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1c1c1c" loext:opacity="100%"/>
    </style:style>
    <style:style style:name="P5" style:family="paragraph">
      <loext:graphic-properties draw:fill="none" draw:fill-color="#ffffff"/>
      <style:text-properties fo:color="#1c1c1c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1c1c1c" loext:opacity="100%" fo:font-size="18pt" style:font-size-asian="18pt" style:font-size-complex="18pt"/>
    </style:style>
    <style:style style:name="P7" style:family="paragraph">
      <loext:graphic-properties draw:fill="none" draw:fill-color="#ffffff"/>
      <style:text-properties fo:color="#1c1c1c" loext:opacity="100%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861141" loext:opacity="100%" fo:font-size="18pt" style:font-size-asian="18pt" style:font-size-complex="18pt"/>
    </style:style>
    <style:style style:name="P9" style:family="paragraph">
      <loext:graphic-properties draw:fill="none" draw:fill-color="#ffffff"/>
      <style:text-properties fo:color="#861141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6114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1c1c1c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1c1c1c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61141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5cm" svg:y1="2.602cm" svg:x2="3.535cm" svg:y2="12.838cm">
          <text:p/>
        </draw:line>
        <draw:line draw:style-name="gr2" draw:text-style-name="P1" draw:layer="layout" svg:x1="13.735cm" svg:y1="2.602cm" svg:x2="13.735cm" svg:y2="12.838cm">
          <text:p/>
        </draw:line>
        <draw:line draw:style-name="gr1" draw:text-style-name="P1" draw:layer="layout" svg:x1="23.935cm" svg:y1="2.602cm" svg:x2="23.935cm" svg:y2="12.838cm">
          <text:p/>
        </draw:line>
        <draw:frame draw:style-name="gr3" draw:text-style-name="P3" draw:layer="layout" svg:width="3.364cm" svg:height="1.276cm" svg:x="12.006cm" svg:y="0.988cm">
          <draw:text-box>
            <text:p text:style-name="P2"><text:span text:style-name="T1">Server</text:span></text:p>
          </draw:text-box>
        </draw:frame>
        <draw:frame draw:style-name="gr3" draw:text-style-name="P5" draw:layer="layout" svg:width="3.821cm" svg:height="1.276cm" svg:x="1.706cm" svg:y="0.988cm">
          <draw:text-box>
            <text:p text:style-name="P4"><text:span text:style-name="T2">Klient 1</text:span></text:p>
          </draw:text-box>
        </draw:frame>
        <draw:frame draw:style-name="gr3" draw:text-style-name="P5" draw:layer="layout" svg:width="3.821cm" svg:height="1.276cm" svg:x="21.907cm" svg:y="0.988cm">
          <draw:text-box>
            <text:p text:style-name="P4"><text:span text:style-name="T2">Klient 2</text:span></text:p>
          </draw:text-box>
        </draw:frame>
        <draw:line draw:style-name="gr4" draw:text-style-name="P1" draw:layer="layout" svg:x1="4.849cm" svg:y1="3.896cm" svg:x2="12.459cm" svg:y2="3.896cm">
          <text:p/>
        </draw:line>
        <draw:frame draw:style-name="gr3" draw:text-style-name="P7" draw:layer="layout" svg:width="3.042cm" svg:height="0.962cm" svg:x="6.807cm" svg:y="2.688cm">
          <draw:text-box>
            <text:p text:style-name="P6"><text:span text:style-name="T3">Connect</text:span></text:p>
          </draw:text-box>
        </draw:frame>
        <draw:line draw:style-name="gr5" draw:text-style-name="P1" draw:layer="layout" svg:x1="15.023cm" svg:y1="3.896cm" svg:x2="22.633cm" svg:y2="3.896cm">
          <text:p/>
        </draw:line>
        <draw:frame draw:style-name="gr3" draw:text-style-name="P7" draw:layer="layout" svg:width="3.042cm" svg:height="0.962cm" svg:x="17.607cm" svg:y="2.688cm">
          <draw:text-box>
            <text:p text:style-name="P6"><text:span text:style-name="T3">Connect</text:span></text:p>
          </draw:text-box>
        </draw:frame>
        <draw:line draw:style-name="gr6" draw:text-style-name="P1" draw:layer="layout" svg:x1="4.823cm" svg:y1="7.786cm" svg:x2="12.433cm" svg:y2="7.786cm">
          <text:p/>
        </draw:line>
        <draw:frame draw:style-name="gr3" draw:text-style-name="P7" draw:layer="layout" svg:width="4.867cm" svg:height="0.962cm" svg:x="6.281cm" svg:y="6.578cm">
          <draw:text-box>
            <text:p text:style-name="P6"><text:span text:style-name="T3">chat_message</text:span></text:p>
          </draw:text-box>
        </draw:frame>
        <draw:line draw:style-name="gr7" draw:text-style-name="P1" draw:layer="layout" svg:x1="4.797cm" svg:y1="10.276cm" svg:x2="12.407cm" svg:y2="10.276cm">
          <text:p/>
        </draw:line>
        <draw:frame draw:style-name="gr3" draw:text-style-name="P9" draw:layer="layout" svg:width="4.867cm" svg:height="0.962cm" svg:x="6.255cm" svg:y="9.068cm">
          <draw:text-box>
            <text:p text:style-name="P8"><text:span text:style-name="T4">chat_message</text:span></text:p>
          </draw:text-box>
        </draw:frame>
        <draw:line draw:style-name="gr8" draw:text-style-name="P1" draw:layer="layout" svg:x1="14.924cm" svg:y1="10.266cm" svg:x2="22.534cm" svg:y2="10.266cm">
          <text:p/>
        </draw:line>
        <draw:frame draw:style-name="gr3" draw:text-style-name="P9" draw:layer="layout" svg:width="4.867cm" svg:height="0.962cm" svg:x="16.382cm" svg:y="9.058cm">
          <draw:text-box>
            <text:p text:style-name="P8"><text:span text:style-name="T4">chat_mess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6T19:12:18.865000000</meta:creation-date>
    <dc:date>2024-02-26T19:23:15.412000000</dc:date>
    <meta:editing-duration>PT44S</meta:editing-duration>
    <meta:editing-cycles>1</meta:editing-cycles>
    <meta:generator>LibreOffice/7.0.4.2$Windows_X86_64 LibreOffice_project/dcf040e67528d9187c66b2379df5ea4407429775</meta:generator>
    <meta:document-statistic meta:object-count="16"/>
  </office:meta>
</office:document-meta>
</file>